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12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3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4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5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8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20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5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26" style:family="paragraph" style:parent-style-name="Standard" style:list-style-name="WWNum4">
      <style:paragraph-properties fo:margin-left="0.5in" fo:margin-right="0in" fo:margin-top="0.0398in" fo:margin-bottom="0in" loext:contextual-spacing="false" fo:text-indent="-0.25in" style:auto-text-indent="false"/>
    </style:style>
    <style:style style:name="P27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28" style:family="paragraph" style:parent-style-name="Standard" style:list-style-name="WWNum4">
      <style:paragraph-properties fo:margin-left="0.5in" fo:margin-right="0in" fo:margin-top="0in" fo:margin-bottom="0in" loext:contextual-spacing="false" fo:text-indent="-0.25in" style:auto-text-indent="false"/>
    </style:style>
    <style:style style:name="P29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30" style:family="paragraph" style:parent-style-name="Standard" style:list-style-name="WWNum4">
      <style:paragraph-properties fo:margin-left="0.5in" fo:margin-right="0in" fo:margin-top="0in" fo:margin-bottom="0.0429in" loext:contextual-spacing="false" fo:text-indent="-0.25in" style:auto-text-indent="false"/>
    </style:style>
    <style:style style:name="P31" style:family="paragraph" style:parent-style-name="Standard" style:list-style-name="WWNum1">
      <style:paragraph-properties fo:margin-left="1in" fo:margin-right="0in" fo:margin-top="0in" fo:margin-bottom="0in" loext:contextual-spacing="false" fo:text-indent="-0.25in" style:auto-text-indent="false"/>
    </style:style>
    <style:style style:name="P32" style:family="paragraph" style:parent-style-name="Standard" style:list-style-name="WWNum2">
      <style:paragraph-properties fo:margin-left="1in" fo:margin-right="0in" fo:margin-top="0in" fo:margin-bottom="0in" loext:contextual-spacing="false" fo:text-indent="-0.25in" style:auto-text-indent="false"/>
    </style:style>
    <style:style style:name="P33" style:family="paragraph" style:parent-style-name="Heading_20_1" style:list-style-name="WWNum3"/>
    <style:style style:name="P34" style:family="paragraph" style:parent-style-name="Heading_20_1" style:list-style-name="WWNum3">
      <style:paragraph-properties fo:break-before="auto" fo:break-after="auto"/>
    </style:style>
    <style:style style:name="P35" style:family="paragraph" style:parent-style-name="Heading_20_1">
      <style:paragraph-properties fo:margin-left="0in" fo:margin-right="0in" fo:text-indent="0in" style:auto-text-indent="false"/>
    </style:style>
    <style:style style:name="P36" style:family="paragraph" style:parent-style-name="Heading_20_1" style:list-style-name="WWNum3">
      <style:paragraph-properties fo:break-before="page"/>
    </style:style>
    <style:style style:name="P37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bold" style:font-weight-asian="bold"/>
    </style:style>
    <style:style style:name="T12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3" style:family="text">
      <style:text-properties style:font-name="Arimo" fo:font-size="10pt" style:font-name-asian="Arimo1" style:font-size-asian="10pt" style:font-name-complex="Arimo1" style:font-size-complex="10pt"/>
    </style:style>
    <style:style style:name="T14" style:family="text">
      <style:text-properties fo:font-variant="small-caps" fo:font-size="10pt" fo:font-weight="bold" style:font-size-asian="10pt" style:font-weight-asian="bold" style:font-size-complex="10pt"/>
    </style:style>
    <style:style style:name="T15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6" style:family="text">
      <style:text-properties fo:font-variant="small-caps" fo:color="#336633" fo:font-size="16pt" style:font-size-asian="16pt" style:font-size-complex="16pt"/>
    </style:style>
    <style:style style:name="T17" style:family="text">
      <style:text-properties fo:font-variant="small-caps" fo:color="#669966" fo:font-size="14pt" style:font-size-asian="14pt" style:font-size-complex="14pt"/>
    </style:style>
    <style:style style:name="T1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20" style:family="text">
      <style:text-properties style:text-underline-style="solid" style:text-underline-width="auto" style:text-underline-color="font-color" fo:font-weight="bold" style:font-weight-asian="bold"/>
    </style:style>
    <style:style style:name="T21" style:family="text">
      <style:text-properties fo:color="#1155cc" style:text-underline-style="solid" style:text-underline-width="auto" style:text-underline-color="font-color"/>
    </style:style>
    <style:style style:name="T22" style:family="text">
      <style:text-properties style:text-underline-style="none"/>
    </style:style>
    <style:style style:name="T23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text:bookmark text:name="_aczyuw2yex2w"/><text:span text:style-name="T1">Aplicaciones Ofimáticas (Office Applications)</text:span><text:span text:style-name="T2"><text:line-break/></text:span><text:span text:style-name="T3">UD 06. Actividades evaluables 01</text:span></text:p>
      <text:p text:style-name="P1"><draw:frame draw:style-name="fr1" draw:name="image4.png" text:anchor-type="char" svg:x="0.7874in" svg:y="5.9055in" svg:width="6.6929in" svg:height="0.7917in" draw:z-index="2"><draw:image xlink:href="Pictures/10000201000003460000007AE797650DBFEC1736.png" xlink:type="simple" xlink:show="embed" xlink:actuate="onLoad" loext:mime-type="image/png"/></draw:frame><draw:frame draw:style-name="fr2" draw:name="image5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es: Sergi García Barea, Gloria Muñoz González</text:span><draw:frame draw:style-name="fr3" draw:name="image3.png" text:anchor-type="char" svg:x="3.3646in" svg:y="0.5209in" svg:width="1.0091in" svg:height="0.3535in" draw:z-index="1"><draw:image xlink:href="Pictures/100002010000007600000029ABF5F7A91F7A9EF9.png" xlink:type="simple" xlink:show="embed" xlink:actuate="onLoad" loext:mime-type="image/png"/></draw:frame></text:p>
      <text:p text:style-name="P4"><text:span text:style-name="T5">Actualizado Diciembre 2022</text:span></text:p>
      <text:p text:style-name="P4"><text:span text:style-name="T6">Licencia</text:span></text:p>
      <text:p text:style-name="P6"/>
      <text:p text:style-name="P5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7">A lo largo de este tema se utilizarán diferentes símbolos para distinguir elementos importantes dentro del contenido. Estos símbolos son:</text:p>
      <text:p text:style-name="P7"/>
      <text:p text:style-name="P9"><text:span text:style-name="T10"><text:s/>📖 </text:span><text:span text:style-name="T11">Importante</text:span></text:p>
      <text:p text:style-name="P10"/>
      <text:p text:style-name="P9"><text:span text:style-name="T12"><text:s/>❕</text:span><text:span text:style-name="T13"> </text:span><text:span text:style-name="T11">Atención</text:span></text:p>
      <text:p text:style-name="P10"/>
      <text:p text:style-name="P9"><text:span text:style-name="T10"><text:s/>💬</text:span> <text:span text:style-name="T11">Interesante</text:span></text:p>
      <text:p text:style-name="Standard"><text:s/></text:p>
      <text:p text:style-name="P11"><text:soft-page-break/><text:span text:style-name="T10"><text:s/>📕 </text:span><text:span text:style-name="T11">A entregar</text:span></text:p>
      <text:p text:style-name="P12"><text:span text:style-name="T15">Índice de contenid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3"><text:a xlink:type="simple" xlink:href="#_dbh0n1vac4c8" text:style-name="Index_20_Link" text:visited-style-name="Index_20_Link"><text:span text:style-name="T19">1. Fecha de entrega</text:span></text:a><text:span text:style-name="T19"><text:tab/>3</text:span></text:p>
          <text:p text:style-name="P14"><text:a xlink:type="simple" xlink:href="#_9maybllx2a09" text:style-name="Index_20_Link" text:visited-style-name="Index_20_Link"><text:span text:style-name="T19">2. Observaciones previas a la realización de tareas evaluables</text:span></text:a><text:span text:style-name="T19"><text:tab/>3</text:span></text:p>
          <text:p text:style-name="P14"><text:a xlink:type="simple" xlink:href="#_mddm13ai61n6" text:style-name="Index_20_Link" text:visited-style-name="Index_20_Link"><text:span text:style-name="T19">3. Actividad 01</text:span></text:a><text:span text:style-name="T19"><text:tab/>3</text:span></text:p>
          <text:p text:style-name="P14"><text:a xlink:type="simple" xlink:href="#_zfin7g2mnwq7" text:style-name="Index_20_Link" text:visited-style-name="Index_20_Link"><text:span text:style-name="T19">4. Actividad 02 (English)</text:span></text:a><text:span text:style-name="T19"><text:tab/>3</text:span></text:p>
          <text:p text:style-name="P14"><text:a xlink:type="simple" xlink:href="#_vezlvvbas9kb" text:style-name="Index_20_Link" text:visited-style-name="Index_20_Link"><text:span text:style-name="T19">5. Actividad 03</text:span></text:a><text:span text:style-name="T19"><text:tab/>4</text:span></text:p>
          <text:p text:style-name="P14"><text:a xlink:type="simple" xlink:href="#_dsjphn3ca0o4" text:style-name="Index_20_Link" text:visited-style-name="Index_20_Link"><text:span text:style-name="T19">6. Actividad 04</text:span></text:a><text:span text:style-name="T19"><text:tab/>4</text:span></text:p>
          <text:p text:style-name="P15"><text:a xlink:type="simple" xlink:href="#_lbfk5ee63ap5" text:style-name="Index_20_Link" text:visited-style-name="Index_20_Link"><text:span text:style-name="T9">7. Actividad 05 (English)</text:span></text:a><text:span text:style-name="T9"><text:tab/>4</text:span></text:p>
        </text:index-body>
      </text:table-of-content>
      <text:p text:style-name="P16"/>
      <text:p text:style-name="P16"/>
      <text:p text:style-name="P16"/>
      <text:p text:style-name="P18"/>
      <text:p text:style-name="P18"/>
      <text:p text:style-name="P18"/>
      <text:p text:style-name="P19"/>
      <text:p text:style-name="P19"/>
      <text:p text:style-name="P19"/>
      <text:p text:style-name="P19"/>
      <text:p text:style-name="P19"/>
      <text:p text:style-name="P19"/>
      <text:p text:style-name="P20"><text:span text:style-name="T16">UD06. Actividades evaluables 01</text:span></text:p>
      <text:list xml:id="list2471463960" text:style-name="WWNum3">
        <text:list-item>
          <text:p text:style-name="P34"><text:bookmark text:name="_dbh0n1vac4c8"/>Fecha de entrega</text:p>
        </text:list-item>
      </text:list>
      <text:p text:style-name="Standard"><text:span text:style-name="T11">Fecha límite de entrega: </text:span><text:span text:style-name="T20">Viernes 20 de enero a las 23:55.</text:span></text:p>
      <text:p text:style-name="Standard">La actividad será evaluada cuando haya pasado la fecha límite de la entrega.</text:p>
      <text:p text:style-name="P11"><text:span text:style-name="T12"><text:s/>❕</text:span><text:span text:style-name="T13"> </text:span><text:span text:style-name="T11">Atención: </text:span>la fecha de entrega no es prorrogable. Si no la entregas en tiempo y forma, la calificación de la actividad será 0.</text:p>
      <text:list xml:id="list41602572215555" text:continue-numbering="true" text:style-name="WWNum3">
        <text:list-item>
          <text:p text:style-name="P34"><text:bookmark text:name="_9maybllx2a09"/><text:soft-page-break/>Observaciones previas a la realización de tareas evaluables</text:p>
        </text:list-item>
      </text:list>
      <text:list xml:id="list1209044163" text:style-name="WWNum2">
        <text:list-item>
          <text:p text:style-name="P25">Salvo excepciones que lo indique en cada actividad, deberás generar un único documento para todo el boletín y en ese documento incluir la respuesta a cada actividad.</text:p>
        </text:list-item>
      </text:list>
      <text:list xml:id="list689018897" text:style-name="WWNum1">
        <text:list-item>
          <text:list>
            <text:list-item>
              <text:p text:style-name="P31">Si para la entrega se requiere entregar varios ficheros, entrégalos comprimido en un único fichero con extensión “.zip”.</text:p>
            </text:list-item>
          </text:list>
        </text:list-item>
      </text:list>
      <text:list xml:id="list41601884686499" text:continue-list="list1209044163" text:style-name="WWNum2">
        <text:list-item>
          <text:p text:style-name="P27">Cuando se entreguen documentos, estos deben tener una buena presentación. Aunque el documento a entregar sea pequeño, debe tener portada, índice, cabecera, pie de página (con número de página), además de ser coherente en estilo.</text:p>
          <text:list>
            <text:list-item>
              <text:p text:style-name="P32">El índice solo será necesario si el documento (sin contar portada) ocupa más de una página y tiene más de un apartado. </text:p>
            </text:list-item>
          </text:list>
        </text:list-item>
        <text:list-item>
          <text:p text:style-name="P29">Las actividades deben realizarse en la lengua indicada en cada actividad. La gramática y ortografía tenéis que intentar hacerla bien.</text:p>
        </text:list-item>
      </text:list>
      <text:p text:style-name="P11"><text:span text:style-name="T12"><text:s/>❕</text:span><text:span text:style-name="T13"> </text:span><text:span text:style-name="T11">Atención: </text:span>no cumplir estas consideraciones puede reducir la nota hasta 3 puntos.</text:p>
      <text:list xml:id="list41601575692270" text:continue-list="list41602572215555" text:style-name="WWNum3">
        <text:list-item>
          <text:p text:style-name="P34"><text:bookmark text:name="_mddm13ai61n6"/>Actividad 01</text:p>
        </text:list-item>
      </text:list>
      <text:p text:style-name="P10">Genera una pequeña infografía resumiendo los pasos a seguir para ejecutar un reto en AOF, de manera que un alumno recién llegado y que no conozca la forma de trabajar de los retos, pueda ver como funcionan. <text:span text:style-name="T20">No es necesario narrar la explicación, pero se solicitará en una actividad de la próxima unidad.</text:span></text:p>
      <text:p text:style-name="P11"><text:span text:style-name="T10"><text:s/>📕 </text:span><text:span text:style-name="T11">A entregar: </text:span>presentación realizada con Canva exportada a PDF. </text:p>
      <text:list xml:id="list41602473852323" text:continue-numbering="true" text:style-name="WWNum3">
        <text:list-item>
          <text:p text:style-name="P33"><text:bookmark text:name="_zfin7g2mnwq7"/>Actividad 02 (English)</text:p>
        </text:list-item>
      </text:list>
      <text:p text:style-name="Standard">Genera un guion de una historia divertida <text:span text:style-name="T20">(¡pero respetuosa con los demás!)</text:span> en inglés (puede ser original, contar algo de un manga, de una serie, etc.). Para ello, realiza una presentación <text:span text:style-name="T20">en inglés</text:span> utilizando <text:a xlink:type="simple" xlink:href="https://canva.com" text:style-name="ListLabel_20_28" text:visited-style-name="ListLabel_20_28"><text:span text:style-name="T21">https://canva.com</text:span></text:a> para contar dicha historia. La presentación no debe tener más de 15 diapositivas y no debe usar más de 10 palabras por diapositiva. Utiliza imágenes, videos y música apropiados de Canva. La presentación debe tener una música de fondo suave. <text:span text:style-name="T20">No es necesario narrar la historia, pero se solicitará en una actividad de la próxima unidad.</text:span></text:p>
      <text:p text:style-name="P11"><text:span text:style-name="T10"><text:s/>📕 </text:span><text:span text:style-name="T11">A entregar: </text:span>presentación <text:span text:style-name="T20">en inglés</text:span> realizada con Canva exportada a PDF y MP4.</text:p>
      <text:p text:style-name="P35"><text:bookmark text:name="_3ognio9qj6za"/></text:p>
      <text:list xml:id="list41603317997020" text:continue-numbering="true" text:style-name="WWNum3">
        <text:list-item>
          <text:p text:style-name="P36"><text:bookmark text:name="_vezlvvbas9kb"/>Actividad 03</text:p>
        </text:list-item>
      </text:list>
      <text:p text:style-name="Standard">Genera una pequeña presentación en castellano explicando que es una estafa piramidal <text:a xlink:type="simple" xlink:href="https://youtu.be/6haYNo_9174" text:style-name="ListLabel_20_28" text:visited-style-name="ListLabel_20_28"><text:span text:style-name="T21">https://youtu.be/6haYNo_9174</text:span></text:a> y poniendo un ejemplo de como funcionan estas estafas con “Academias de trading” <text:a xlink:type="simple" xlink:href="https://youtu.be/wr4VB82EooQ" text:style-name="ListLabel_20_28" text:visited-style-name="ListLabel_20_28"><text:span text:style-name="T21">https://youtu.be/wr4VB82EooQ</text:span></text:a>.</text:p>
      <text:p text:style-name="Standard">Para ello, realiza una presentación <text:span text:style-name="T20">en castellano</text:span> utilizando <text:a xlink:type="simple" xlink:href="https://canva.com" text:style-name="ListLabel_20_28" text:visited-style-name="ListLabel_20_28"><text:span text:style-name="T21">https://canva.com</text:span></text:a>. La presentación no debe tener más de 15 diapositivas y no debe usar más de 10 palabras por diapositiva. Utiliza imágenes, videos y música apropiados de Canva. <text:s/>La presentación debe tener una música de fondo suave. <text:span text:style-name="T20">No es necesario narrar la explicación, pero se solicitará en una actividad de la próxima unidad.</text:span></text:p>
      <text:p text:style-name="P11"><text:span text:style-name="T10"><text:s/>📕 </text:span><text:span text:style-name="T11">A entregar: </text:span>presentación realizada con Canva exportada a PDF y a MP4.</text:p>
      <text:list xml:id="list41602156011841" text:continue-numbering="true" text:style-name="WWNum3">
        <text:list-item>
          <text:p text:style-name="P33"><text:bookmark text:name="_dsjphn3ca0o4"/>Actividad 04</text:p>
        </text:list-item>
      </text:list>
      <text:p text:style-name="Standard">Genera una pequeña presentación en castellano explicando 5 herramientas online de Internet que te parezcan útiles, utilizando <text:a xlink:type="simple" xlink:href="https://canva.com" text:style-name="ListLabel_20_28" text:visited-style-name="ListLabel_20_28"><text:span text:style-name="T21">https://canva.com</text:span></text:a>. La presentación no debe tener más de 15 diapositivas y no debe usar más de 10 palabras por diapositiva. Utiliza imágenes, videos y música apropiados de Canva <text:s/>La presentación debe tener una música de fondo suave. <text:span text:style-name="T20">No es necesario narrar la explicación, pero se solicitará en una actividad de la próxima unidad.</text:span></text:p>
      <text:p text:style-name="P11"><text:span text:style-name="T10"><text:s/>📕 </text:span><text:span text:style-name="T11">A entregar: </text:span>presentación realizada con Canva exportada a PDF y a MP4.</text:p>
      <text:list xml:id="list41601900891304" text:continue-numbering="true" text:style-name="WWNum3">
        <text:list-item>
          <text:p text:style-name="P33"><text:bookmark text:name="_lbfk5ee63ap5"/>Actividad 05 (English)</text:p>
        </text:list-item>
      </text:list>
      <text:p text:style-name="Standard">Genera utilizando Canva algunos útiles en inglés para una empresa ficticia que te inventes:</text:p>
      <text:list xml:id="list4063111656" text:style-name="WWNum4">
        <text:list-item>
          <text:p text:style-name="P26">Modelo de tarjeta de bolsillo.</text:p>
        </text:list-item>
        <text:list-item>
          <text:p text:style-name="P28">Folleto publicitario de sus servicios en formato tríptico.</text:p>
        </text:list-item>
        <text:list-item>
          <text:p text:style-name="P28">Póster publicitario de un evento organizado por la empresa.</text:p>
        </text:list-item>
        <text:list-item>
          <text:p text:style-name="P30">Una historia de Instagram o similar, promocionando un evento organizado por la empresa.</text:p>
        </text:list-item>
      </text:list>
      <text:p text:style-name="P11"><text:span text:style-name="T10"><text:s/>📕 </text:span><text:span text:style-name="T11">A entregar: </text:span>materiales generados <text:span text:style-name="T20">en inglés</text:span> en formato PDF y MP4 según proced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28" style:display-name="ListLabel 28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Aplicaciones Ofimáticas (Office Applications)<text:tab/><text:tab/>UD06. Actividades evaluables 01</text:span></text:p>
      </style:header>
      <style:footer>
        <text:p text:style-name="MP4"><text:span text:style-name="MT1">Aplicaciones Ofimáticas (Office Applications)<text:tab/><text:tab/>UD06 - Página </text:span><text:page-number text:select-page="current">4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" meta:object-count="0" meta:page-count="4" meta:paragraph-count="55" meta:word-count="790" meta:character-count="4905" meta:non-whitespace-character-count="4166"/>
    <meta:generator>LibreOfficeDev/6.0.5.2$Linux_X86_64 LibreOffice_project/</meta:generator>
  </office:meta>
</office:document-meta>
</file>